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619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8.5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Test Name</text:p>
          </table:table-cell>
          <table:table-cell table:style-name="ce4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TIB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BDataset 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BUpdate Test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BTable Tes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BXScript data out and exceptional conditions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eate local database from script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BJournal Tests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9" table:default-cell-style-name="ce6"/>
        <table:table-column table:style-name="co1" table:number-columns-repeated="991" table:default-cell-style-name="Default"/>
        <table:table-row table:style-name="ro1">
          <table:table-cell table:style-name="ce8" office:value-type="string" calcext:value-type="string">
            <text:p>Objective</text:p>
          </table:table-cell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Feature</text:p>
          </table:table-cell>
          <table:table-cell table:style-name="ce8" office:value-type="string" calcext:value-type="string">
            <text:p>Coverage</text:p>
          </table:table-cell>
          <table:table-cell table:style-name="ce8" office:value-type="string" calcext:value-type="string">
            <text:p>Test 01</text:p>
          </table:table-cell>
          <table:table-cell table:style-name="ce8" office:value-type="string" calcext:value-type="string">
            <text:p>Test 02</text:p>
          </table:table-cell>
          <table:table-cell table:style-name="ce8" office:value-type="string" calcext:value-type="string">
            <text:p>Test 03</text:p>
          </table:table-cell>
          <table:table-cell table:style-name="ce8" office:value-type="string" calcext:value-type="string">
            <text:p>Test 04</text:p>
          </table:table-cell>
          <table:table-cell table:style-name="ce8" office:value-type="string" calcext:value-type="string">
            <text:p>Test 05</text:p>
          </table:table-cell>
          <table:table-cell table:style-name="ce8" office:value-type="string" calcext:value-type="string">
            <text:p>Test 06</text:p>
          </table:table-cell>
          <table:table-cell table:style-name="ce8" office:value-type="string" calcext:value-type="string">
            <text:p>Test 07</text:p>
          </table:table-cell>
          <table:table-cell table:style-name="ce8" office:value-type="string" calcext:value-type="string">
            <text:p>Test 08</text:p>
          </table:table-cell>
          <table:table-cell table:style-name="ce8" office:value-type="string" calcext:value-type="string">
            <text:p>Test 09</text:p>
          </table:table-cell>
          <table:table-cell table:style-name="ce8" office:value-type="string" calcext:value-type="string">
            <text:p>Test 10</text:p>
          </table:table-cell>
          <table:table-cell table:style-name="ce8" office:value-type="string" calcext:value-type="string">
            <text:p>Test 11</text:p>
          </table:table-cell>
          <table:table-cell table:style-name="ce8" office:value-type="string" calcext:value-type="string">
            <text:p>Test 12</text:p>
          </table:table-cell>
          <table:table-cell table:style-name="ce8" office:value-type="string" calcext:value-type="string">
            <text:p>Test 13</text:p>
          </table:table-cell>
          <table:table-cell table:style-name="ce8" office:value-type="string" calcext:value-type="string">
            <text:p>Test 14</text:p>
          </table:table-cell>
          <table:table-cell table:style-name="ce8" office:value-type="string" calcext:value-type="string">
            <text:p>Test 15</text:p>
          </table:table-cell>
          <table:table-cell table:style-name="ce8" office:value-type="string" calcext:value-type="string">
            <text:p>Test 16</text:p>
          </table:table-cell>
          <table:table-cell table:style-name="ce8" office:value-type="string" calcext:value-type="string">
            <text:p>Test 17</text:p>
          </table:table-cell>
          <table:table-cell table:style-name="ce8" office:value-type="string" calcext:value-type="string">
            <text:p>Test 18</text:p>
          </table:table-cell>
          <table:table-cell table:style-name="ce8" office:value-type="string" calcext:value-type="string">
            <text:p>Test 19</text:p>
          </table:table-cell>
          <table:table-cell table:style-name="ce8" office:value-type="string" calcext:value-type="string">
            <text:p>Test 20</text:p>
          </table:table-cell>
          <table:table-cell table:style-name="ce8" office:value-type="string" calcext:value-type="string">
            <text:p>Test 21</text:p>
          </table:table-cell>
          <table:table-cell table:style-name="ce8" office:value-type="string" calcext:value-type="string">
            <text:p>Test 22</text:p>
          </table:table-cell>
          <table:table-cell table:style-name="ce8" office:value-type="string" calcext:value-type="string">
            <text:p>Test 23</text:p>
          </table:table-cell>
          <table:table-cell table:style-name="ce8" office:value-type="string" calcext:value-type="string">
            <text:p>Test 24</text:p>
          </table:table-cell>
          <table:table-cell table:style-name="ce8" office:value-type="string" calcext:value-type="string">
            <text:p>Test 25</text:p>
          </table:table-cell>
          <table:table-cell table:style-name="ce8" office:value-type="string" calcext:value-type="string">
            <text:p>Test 26</text:p>
          </table:table-cell>
          <table:table-cell table:style-name="ce8" office:value-type="string" calcext:value-type="string">
            <text:p>Test 27</text:p>
          </table:table-cell>
          <table:table-cell table:style-name="ce8" office:value-type="string" calcext:value-type="string">
            <text:p>Test28</text:p>
          </table:table-cell>
          <table:table-cell table:style-name="ce8" office:value-type="string" calcext:value-type="string">
            <text:p>Test29</text:p>
          </table:table-cell>
          <table:table-cell table:style-name="ce9" table:number-columns-repeated="991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Q2];&quot;X&quot; )" office:value-type="float" office:value="26" calcext:value-type="float">
            <text:p>26</text:p>
          </table:table-cell>
          <table:table-cell table:number-columns-repeated="16" office:value-type="string" calcext:value-type="string">
            <text:p>X</text:p>
          </table:table-cell>
          <table:table-cell table:number-columns-repeated="6" table:style-name="ce8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Q3];&quot;X&quot; )" office:value-type="float" office:value="22" calcext:value-type="float">
            <text:p>22</text:p>
          </table:table-cell>
          <table:table-cell table:number-columns-repeated="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Q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Q5];&quot;X&quot; )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Q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Q7];&quot;X&quot; )"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Q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Q9];&quot;X&quot; )" office:value-type="float" office:value="25" calcext:value-type="float">
            <text:p>25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Q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Q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Q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Q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Q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Q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Q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Q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/>
          <table:table-cell office:value-type="string" calcext:value-type="string">
            <text:p>Set Default SQL Security</text:p>
          </table:table-cell>
          <table:table-cell table:formula="of:=COUNTIF([.E18:.AQ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9:.AQ19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20:.AQ2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20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1:.AQ21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2:.AQ22];&quot;X&quot; 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3:.AQ23];&quot;X&quot; )"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4:.AQ24];&quot;X&quot; )" office:value-type="float" office:value="21" calcext:value-type="float">
            <text:p>21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5:.AQ25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6:.AQ26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7:.AQ27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8:.AQ2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9:.AQ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30:.AQ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1:.AQ3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1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2:.AQ3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2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3:.AQ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4:.AQ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5:.AQ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6:.AQ3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6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7:.AQ3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8:.AQ38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9:.AQ39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40:.AQ40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1:.AQ41];&quot;X&quot; )"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2:.AQ4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3:.AQ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4:.AQ44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5:.AQ45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6:.AQ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7:.AQ47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7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8:.AQ48];&quot;X&quot; 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9:.AQ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50:.AQ50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1:.AQ51];&quot;X&quot; 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2:.AQ52];&quot;X&quot; 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3:.AQ53];&quot;X&quot; 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4:.AQ54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5:.AQ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6:.AQ56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7:.AQ57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8:.AQ58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9:.AQ5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60:.AQ60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1:.AQ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2:.AQ62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3:.AQ63];&quot;X&quot; )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4:.AQ6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5:.AQ65];&quot;X&quot; )"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</text:p>
          </table:table-cell>
          <table:table-cell table:formula="of:=COUNTIF([.E66:.AQ66];&quot;X&quot; )" office:value-type="float" office:value="5" calcext:value-type="float">
            <text:p>5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7:.AQ67];&quot;X&quot; )"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8:.AQ6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9:.AQ69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70:.AQ7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1:.AQ7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2:.AQ7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3:.AQ73];&quot;X&quot; 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4:.AQ7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5:.AQ75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6:.AQ7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7:.AQ77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8:.AQ7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9:.AQ7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80:.AQ8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1:.AQ8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2:.AQ8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3:.AQ83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4:.AQ8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5:.AQ85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6:.AQ8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7:.AQ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8:.AQ8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8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9:.AQ8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90:.AQ9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0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1:.AQ91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2:.AQ92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3:.AQ93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4:.AQ94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5:.AQ95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6:.AQ9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7:.AQ9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8:.AQ98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8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99:.AQ99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0:.AQ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1:.AQ10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2:.AQ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3:.AQ103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4:.AQ10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5:.AQ105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6:.AQ106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7:.AQ107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8:.AQ10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09:.AQ109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0:.AQ110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1:.AQ111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2:.AQ112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3:.AQ113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4:.AQ114];&quot;X&quot; )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Read Boolean</text:p>
          </table:table-cell>
          <table:table-cell table:formula="of:=COUNTIF([.E115:.AQ115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Write Boolean</text:p>
          </table:table-cell>
          <table:table-cell table:formula="of:=COUNTIF([.E116:.AQ116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7:.AQ117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8:.AQ118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9:.AQ119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0:.AQ120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1:.AQ121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2:.AQ122];&quot;X&quot; 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3:.AQ123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4:.AQ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5:.AQ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6:.AQ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7:.AQ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8:.AQ128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9:.AQ129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0:.AQ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1:.AQ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2:.AQ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3:.AQ133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4:.AQ134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5:.AQ135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6:.AQ136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7:.AQ13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8:.AQ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9:.AQ1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0:.AQ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1:.AQ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2:.AQ142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3:.AQ143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4:.AQ144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5:.AQ145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6:.AQ146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7:.AQ147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Refresh after</text:p>
          </table:table-cell>
          <table:table-cell table:formula="of:=COUNTIF([.E148:.AQ14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48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9:.AQ149];&quot;X&quot; 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50:.AQ15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1:.AQ151];&quot;X&quot; 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2:.AQ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3:.AQ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4:.AQ154];&quot;X&quot; 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5:.AQ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6:.AQ156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7:.AQ157];&quot;X&quot; 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8:.AQ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9:.AQ15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Grants</text:p>
          </table:table-cell>
          <table:table-cell table:formula="of:=COUNTIF([.E160:.AQ160];&quot;X&quot; 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1:.AQ16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2:.AQ16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3:.AQ163];&quot;X&quot; )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63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4:.AQ164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5:.AQ165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6:.AQ166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7:.AQ16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8:.AQ168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9:.AQ169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70:.AQ17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1:.AQ171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2:.AQ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3:.AQ173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4:.AQ174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5:.AQ175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6:.AQ176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7:.AQ177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8:.AQ178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9:.AQ179];&quot;X&quot; )" office:value-type="float" office:value="2" calcext:value-type="float">
            <text:p>2</text:p>
          </table:table-cell>
          <table:table-cell table:number-columns-repeated="2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80:.AQ180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0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1:.AQ181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2:.AQ182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3:.AQ183];&quot;X&quot; )"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4:.AQ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5:.AQ18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6:.AQ186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7:.AQ187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8:.AQ188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9:.AQ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90:.AQ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1:.AQ19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2:.AQ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3:.AQ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4:.AQ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5:.AQ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6:.AQ19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7:.AQ19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8:.AQ19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9:.AQ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200:.AQ20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1:.AQ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Activate Shadow</text:p>
          </table:table-cell>
          <table:table-cell table:formula="of:=COUNTIF([.E202:.AQ20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3:.AQ20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4:.AQ20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5:.AQ20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6:.AQ20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7:.AQ20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8:.AQ20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9:.AQ20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9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10:.AQ21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10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1:.AQ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2:.AQ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3:.AQ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4:.AQ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5:.AQ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6:.AQ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7:.AQ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8:.AQ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9:.AQ219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20:.AQ22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20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1:.AQ221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2:.AQ222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3:.AQ223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4:.AQ224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4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5:.AQ225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6:.AQ226];&quot;X&quot; )" office:value-type="float" office:value="2" calcext:value-type="float">
            <text:p>2</text:p>
          </table:table-cell>
          <table:table-cell table:number-columns-repeated="2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7:.AQ227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8:.AQ228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9:.AQ229];&quot;X&quot; )" office:value-type="float" office:value="2" calcext:value-type="float">
            <text:p>2</text:p>
          </table:table-cell>
          <table:table-cell table:number-columns-repeated="2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30:.AQ230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1:.AQ231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1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2:.AQ232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2</text:p>
          </table:table-cell>
          <table:table-cell office:value-type="string" calcext:value-type="string">
            <text:p>IBJournal</text:p>
          </table:table-cell>
          <table:table-cell office:value-type="string" calcext:value-type="string">
            <text:p>Start Journaling</text:p>
          </table:table-cell>
          <table:table-cell table:formula="of:=COUNTIF([.E233:.AQ233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3</text:p>
          </table:table-cell>
          <table:table-cell/>
          <table:table-cell office:value-type="string" calcext:value-type="string">
            <text:p>Stop Journaling</text:p>
          </table:table-cell>
          <table:table-cell table:formula="of:=COUNTIF([.E234:.AQ234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4</text:p>
          </table:table-cell>
          <table:table-cell/>
          <table:table-cell office:value-type="string" calcext:value-type="string">
            <text:p>Playback</text:p>
          </table:table-cell>
          <table:table-cell table:formula="of:=COUNTIF([.E235:.AQ235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5</text:p>
          </table:table-cell>
          <table:table-cell/>
          <table:table-cell office:value-type="string" calcext:value-type="string">
            <text:p>Print Journal</text:p>
          </table:table-cell>
          <table:table-cell table:formula="of:=COUNTIF([.E236:.AQ236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 style:data-style-name="N2" text:time-value="16:05:25.5582607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3:29:36.950736686</meta:creation-date>
    <meta:generator>LibreOffice/6.4.7.2$Linux_X86_64 LibreOffice_project/40$Build-2</meta:generator>
    <dc:date>2023-03-01T16:07:04.550863970</dc:date>
    <meta:editing-duration>P1DT21H40M37S</meta:editing-duration>
    <meta:editing-cycles>84</meta:editing-cycles>
    <meta:document-statistic meta:table-count="2" meta:cell-count="1456" meta:object-count="0"/>
  </office:meta>
</office:document-meta>
</file>